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T3" style:parent-style-name="Standaardalinea-lettertype" style:family="text">
      <style:text-properties fo:font-weight="bold" style:font-weight-asian="bold" style:font-weight-complex="bold"/>
    </style:style>
    <style:style style:name="T4" style:parent-style-name="Standaardalinea-lettertype" style:family="text">
      <style:text-properties fo:font-weight="bold" style:font-weight-asian="bold" style:font-weight-complex="bold"/>
    </style:style>
    <style:style style:name="P5" style:parent-style-name="Standaard" style:family="paragraph">
      <style:text-properties fo:font-weight="bold" style:font-weight-asian="bold" style:font-weight-complex="bold"/>
    </style:style>
    <style:style style:name="P6" style:parent-style-name="Standaard" style:list-style-name="LFO1" style:family="paragraph"/>
    <style:style style:name="P7" style:parent-style-name="Standaard" style:list-style-name="LFO1" style:family="paragraph"/>
    <style:style style:name="P8" style:parent-style-name="Standaard" style:list-style-name="LFO1" style:family="paragraph"/>
    <style:style style:name="T9" style:parent-style-name="Standaardalinea-lettertype" style:family="text">
      <style:text-properties fo:font-weight="bold" style:font-weight-asian="bold" style:font-weight-complex="bold"/>
    </style:style>
    <style:style style:name="P10" style:parent-style-name="Standaard" style:list-style-name="LFO2" style:family="paragraph"/>
    <style:style style:name="P11" style:parent-style-name="Standaard" style:list-style-name="LFO2" style:family="paragraph"/>
    <style:style style:name="P12" style:parent-style-name="Standaard" style:family="paragraph">
      <style:text-properties fo:font-weight="bold" style:font-weight-asian="bold" style:font-weight-complex="bold"/>
    </style:style>
    <style:style style:name="P13" style:parent-style-name="Standaard" style:list-style-name="LFO3" style:family="paragraph"/>
    <style:style style:name="T14" style:parent-style-name="Standaardalinea-lettertype" style:family="text">
      <style:text-properties fo:font-weight="bold" style:font-weight-asian="bold" style:font-weight-complex="bold"/>
    </style:style>
    <style:style style:name="P15" style:parent-style-name="Standaard" style:list-style-name="LFO3" style:family="paragraph"/>
    <style:style style:name="P16" style:parent-style-name="Standaard" style:list-style-name="LFO3" style:family="paragraph"/>
    <style:style style:name="T17" style:parent-style-name="Standaardalinea-lettertype" style:family="text">
      <style:text-properties fo:font-weight="bold" style:font-weight-asian="bold" style:font-weight-complex="bold"/>
    </style:style>
    <style:style style:name="P18" style:parent-style-name="Standaard" style:list-style-name="LFO3" style:family="paragraph"/>
    <style:style style:name="T19" style:parent-style-name="Standaardalinea-lettertype" style:family="text">
      <style:text-properties fo:font-weight="bold" style:font-weight-asian="bold" style:font-weight-complex="bold"/>
    </style:style>
    <style:style style:name="P20" style:parent-style-name="Standaard" style:list-style-name="LFO3" style:family="paragraph"/>
    <style:style style:name="P21" style:parent-style-name="Standaard" style:family="paragraph">
      <style:text-properties fo:font-weight="bold" style:font-weight-asian="bold" style:font-weight-complex="bold"/>
    </style:style>
    <style:style style:name="P22" style:parent-style-name="Standaard" style:list-style-name="LFO4" style:family="paragraph"/>
    <style:style style:name="T23" style:parent-style-name="Standaardalinea-lettertype" style:family="text">
      <style:text-properties fo:font-weight="bold" style:font-weight-asian="bold" style:font-weight-complex="bold"/>
    </style:style>
    <style:style style:name="P24" style:parent-style-name="Standaard" style:list-style-name="LFO4" style:family="paragraph"/>
    <style:style style:name="P25" style:parent-style-name="Standaard" style:list-style-name="LFO4" style:family="paragraph"/>
    <style:style style:name="P26" style:parent-style-name="Standaard" style:list-style-name="LFO4" style:family="paragraph"/>
    <style:style style:name="T27" style:parent-style-name="Standaardalinea-lettertype" style:family="text">
      <style:text-properties fo:font-weight="bold" style:font-weight-asian="bold" style:font-weight-complex="bold"/>
    </style:style>
    <style:style style:name="P28" style:parent-style-name="Standaard" style:list-style-name="LFO4" style:family="paragraph"/>
    <style:style style:name="P29" style:parent-style-name="Standaard" style:list-style-name="LFO4" style:family="paragraph"/>
    <style:style style:name="P30" style:parent-style-name="Standaard" style:list-style-name="LFO4" style:family="paragraph"/>
    <style:style style:name="T31" style:parent-style-name="Standaardalinea-lettertype" style:family="text">
      <style:text-properties fo:font-weight="bold" style:font-weight-asian="bold" style:font-weight-complex="bold"/>
    </style:style>
    <style:style style:name="P32" style:parent-style-name="Standaard" style:list-style-name="LFO4" style:family="paragraph">
      <style:text-properties fo:language="en" fo:country="GB"/>
    </style:style>
    <style:style style:name="P33" style:parent-style-name="Standaard" style:list-style-name="LFO4" style:family="paragraph"/>
    <style:style style:name="P34" style:parent-style-name="Standaard" style:family="paragraph">
      <style:text-properties fo:font-weight="bold" style:font-weight-asian="bold" style:font-weight-complex="bold" fo:language="en" fo:country="GB"/>
    </style:style>
    <style:style style:name="P35" style:parent-style-name="Standaard" style:list-style-name="LFO5" style:family="paragraph"/>
    <style:style style:name="T36" style:parent-style-name="Standaardalinea-lettertype" style:family="text">
      <style:text-properties fo:font-weight="bold" style:font-weight-asian="bold" style:font-weight-complex="bold"/>
    </style:style>
    <style:style style:name="P37" style:parent-style-name="Standaard" style:list-style-name="LFO5" style:family="paragraph"/>
    <style:style style:name="P38" style:parent-style-name="Standaard" style:list-style-name="LFO5" style:family="paragraph"/>
    <style:style style:name="P39" style:parent-style-name="Standaard" style:list-style-name="LFO5" style:family="paragraph"/>
    <style:style style:name="T40" style:parent-style-name="Standaardalinea-lettertype" style:family="text">
      <style:text-properties fo:font-weight="bold" style:font-weight-asian="bold" style:font-weight-complex="bold"/>
    </style:style>
    <style:style style:name="P41" style:parent-style-name="Standaard" style:list-style-name="LFO5" style:family="paragraph"/>
    <style:style style:name="P42" style:parent-style-name="Standaard" style:list-style-name="LFO5" style:family="paragraph"/>
    <style:style style:name="P43" style:parent-style-name="Standaard" style:list-style-name="LFO5" style:family="paragraph"/>
    <style:style style:name="T44" style:parent-style-name="Standaardalinea-lettertype" style:family="text">
      <style:text-properties fo:font-weight="bold" style:font-weight-asian="bold" style:font-weight-complex="bold"/>
    </style:style>
    <style:style style:name="P45" style:parent-style-name="Standaard" style:list-style-name="LFO5" style:family="paragraph"/>
    <style:style style:name="P46" style:parent-style-name="Standaard" style:list-style-name="LFO5" style:family="paragraph"/>
    <style:style style:name="T47" style:parent-style-name="Standaardalinea-lettertype" style:family="text">
      <style:text-properties fo:font-weight="bold" style:font-weight-asian="bold" style:font-weight-complex="bold"/>
    </style:style>
    <style:style style:name="P48" style:parent-style-name="Standaard" style:list-style-name="LFO5" style:family="paragraph"/>
    <style:style style:name="P49" style:parent-style-name="Standaard" style:family="paragraph">
      <style:text-properties fo:font-weight="bold" style:font-weight-asian="bold" style:font-weight-complex="bold"/>
    </style:style>
    <style:style style:name="P50" style:parent-style-name="Standaard" style:list-style-name="LFO6" style:family="paragraph"/>
    <style:style style:name="T51" style:parent-style-name="Standaardalinea-lettertype" style:family="text">
      <style:text-properties fo:font-weight="bold" style:font-weight-asian="bold" style:font-weight-complex="bold"/>
    </style:style>
    <style:style style:name="P52" style:parent-style-name="Standaard" style:list-style-name="LFO6" style:family="paragraph"/>
    <style:style style:name="P53" style:parent-style-name="Standaard" style:list-style-name="LFO6" style:family="paragraph"/>
    <style:style style:name="T54" style:parent-style-name="Standaardalinea-lettertype" style:family="text">
      <style:text-properties fo:font-weight="bold" style:font-weight-asian="bold" style:font-weight-complex="bold"/>
    </style:style>
    <style:style style:name="P55" style:parent-style-name="Standaard" style:list-style-name="LFO6" style:family="paragraph"/>
    <style:style style:name="P56" style:parent-style-name="Standaard" style:list-style-name="LFO6" style:family="paragraph"/>
    <style:style style:name="T57" style:parent-style-name="Standaardalinea-lettertype" style:family="text">
      <style:text-properties fo:font-weight="bold" style:font-weight-asian="bold" style:font-weight-complex="bold"/>
    </style:style>
    <style:style style:name="P58" style:parent-style-name="Standaard" style:list-style-name="LFO6" style:family="paragraph"/>
    <style:style style:name="P59" style:parent-style-name="Standaard" style:list-style-name="LFO6" style:family="paragraph"/>
    <style:style style:name="T60" style:parent-style-name="Standaardalinea-lettertype" style:family="text">
      <style:text-properties fo:font-weight="bold" style:font-weight-asian="bold" style:font-weight-complex="bold"/>
    </style:style>
    <style:style style:name="P61" style:parent-style-name="Standaard" style:list-style-name="LFO6" style:family="paragraph"/>
    <style:style style:name="P62" style:parent-style-name="Standaard" style:family="paragraph">
      <style:text-properties fo:font-weight="bold" style:font-weight-asian="bold" style:font-weight-complex="bold"/>
    </style:style>
    <style:style style:name="P63" style:parent-style-name="Standaard" style:list-style-name="LFO7" style:family="paragraph"/>
    <style:style style:name="T64" style:parent-style-name="Standaardalinea-lettertype" style:family="text">
      <style:text-properties fo:font-weight="bold" style:font-weight-asian="bold" style:font-weight-complex="bold"/>
    </style:style>
    <style:style style:name="P65" style:parent-style-name="Standaard" style:list-style-name="LFO7" style:family="paragraph"/>
    <style:style style:name="T66" style:parent-style-name="Standaardalinea-lettertype" style:family="text">
      <style:text-properties fo:font-weight="bold" style:font-weight-asian="bold" style:font-weight-complex="bold"/>
    </style:style>
    <style:style style:name="P67" style:parent-style-name="Standaard" style:list-style-name="LFO7" style:family="paragraph"/>
    <style:style style:name="T68" style:parent-style-name="Standaardalinea-lettertype" style:family="text">
      <style:text-properties fo:font-weight="bold" style:font-weight-asian="bold" style:font-weight-complex="bold"/>
    </style:style>
    <style:style style:name="P69" style:parent-style-name="Standaard" style:list-style-name="LFO7" style:family="paragraph"/>
    <style:style style:name="T70" style:parent-style-name="Standaardalinea-lettertype" style:family="text">
      <style:text-properties fo:font-weight="bold" style:font-weight-asian="bold" style:font-weight-complex="bold"/>
    </style:style>
    <style:style style:name="P71" style:parent-style-name="Standaard" style:family="paragraph">
      <style:text-properties fo:font-weight="bold" style:font-weight-asian="bold" style:font-weight-complex="bold"/>
    </style:style>
    <style:style style:name="P72" style:parent-style-name="Standaard" style:list-style-name="LFO8" style:family="paragraph"/>
    <style:style style:name="P73" style:parent-style-name="Standaard" style:list-style-name="LFO8" style:family="paragraph"/>
    <style:style style:name="P74" style:parent-style-name="Standaard" style:list-style-name="LFO8" style:family="paragraph"/>
    <style:style style:name="P75" style:parent-style-name="Standaard" style:list-style-name="LFO8" style:family="paragraph"/>
    <style:style style:name="P76" style:parent-style-name="Standaard" style:list-style-name="LFO8" style:family="paragraph"/>
    <style:style style:name="P77" style:parent-style-name="Standaard" style:list-style-name="LFO8" style:family="paragraph"/>
    <style:style style:name="P78" style:parent-style-name="Standaard" style:list-style-name="LFO8" style:family="paragraph"/>
    <style:style style:name="T79" style:parent-style-name="Standaardalinea-lettertype" style:family="text">
      <style:text-properties style:font-name="Segoe UI Emoji" style:font-name-complex="Segoe UI Emoji"/>
    </style:style>
    <style:style style:name="T80" style:parent-style-name="Standaardalinea-lettertype" style:family="text">
      <style:text-properties fo:font-weight="bold" style:font-weight-asian="bold" style:font-weight-complex="bold"/>
    </style:style>
    <style:style style:name="T81" style:parent-style-name="Standaardalinea-lettertype" style:family="text">
      <style:text-properties fo:font-weight="bold" style:font-weight-asian="bold" style:font-weight-complex="bold"/>
    </style:style>
    <style:style style:name="T82" style:parent-style-name="Standaardalinea-lettertype" style:family="text">
      <style:text-properties fo:font-weight="bold" style:font-weight-asian="bold" style:font-weight-complex="bold"/>
    </style:style>
    <style:style style:name="T83" style:parent-style-name="Standaardalinea-lettertype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h, perfect! Je hebt een dataset met<text:s/><text:span text:style-name="T2">6 categorieën van fietsen</text:span><text:s/>per<text:s/><text:span text:style-name="T3">maand over 2 jaar</text:span>. Laten we systematisch doorlopen welke stappen je zou moeten nemen voor een volledige data-analyse. Ik splits het op in duidelijke fasen:<text:s/><text:span text:style-name="T4">voorbereiding, exploratie, analyse en visualisatie/interpretatie</text:span>.</text:p>
      <text:p text:style-name="Standaard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5">Stap 1: Data Understanding (Begrijpen van de data)</text:p>
      <text:list text:style-name="LFO1" text:continue-numbering="true">
        <text:list-item>
          <text:p text:style-name="P6">Controleer welke kolommen aanwezig zijn: maand, jaar, categorie, aantal fietsen, etc.</text:p>
        </text:list-item>
        <text:list-item>
          <text:p text:style-name="P7">Begrijp de betekenis van elke categorie: wat valt onder “Ready to go”, “Inuse”, “Repairs”, etc.</text:p>
        </text:list-item>
        <text:list-item>
          <text:p text:style-name="P8">Noteer het tijdsinterval: heb je elke maand een waarde voor alle categorieën? Zijn er ontbrekende maanden?</text:p>
        </text:list-item>
      </text:list>
      <text:p text:style-name="Standaard"><text:span text:style-name="T9">Vragen om te stellen:</text:span></text:p>
      <text:list text:style-name="LFO2" text:continue-numbering="true">
        <text:list-item>
          <text:p text:style-name="P10">Zijn alle waarden numeriek en correct geregistreerd?</text:p>
        </text:list-item>
        <text:list-item>
          <text:p text:style-name="P11">Zijn er duplicaten of inconsistenties?</text:p>
        </text:list-item>
      </text:list>
      <text:p text:style-name="Standaard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12">Stap 2: Data Cleaning (Opschonen)</text:p>
      <text:list text:style-name="LFO3" text:continue-numbering="true">
        <text:list-item>
          <text:p text:style-name="P13"><text:span text:style-name="T14">Missing values:</text:span><text:s/>check op ontbrekende waarden per maand/categorie.</text:p>
          <text:list text:continue-numbering="true">
            <text:list-item>
              <text:p text:style-name="P15">Opties: verwijderen, invullen met gemiddelde, interpolatie voor tijdreeks.</text:p>
            </text:list-item>
          </text:list>
        </text:list-item>
        <text:list-item>
          <text:p text:style-name="P16"><text:span text:style-name="T17">Outliers:</text:span><text:s/>zoek naar waarden die niet logisch zijn (bijv. negatieve aantallen fietsen).</text:p>
        </text:list-item>
        <text:list-item>
          <text:p text:style-name="P18"><text:span text:style-name="T19">Datatypes:</text:span><text:s/>maand/year als datetime objecten om makkelijk mee te rekenen.</text:p>
        </text:list-item>
        <text:list-item>
          <text:p text:style-name="P20">Eventueel categorieën uniform maken (capitalization, spelling).</text:p>
        </text:list-item>
      </text:list>
      <text:p text:style-name="Standaard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21">Stap 3: Data Transformation / Feature Engineering</text:p>
      <text:list text:style-name="LFO4" text:continue-numbering="true">
        <text:list-item>
          <text:p text:style-name="P22"><text:span text:style-name="T23">Aggregaties maken:</text:span></text:p>
          <text:list text:continue-numbering="true">
            <text:list-item>
              <text:p text:style-name="P24">Totaal fietsen per maand (sum van alle categorieën)</text:p>
            </text:list-item>
            <text:list-item>
              <text:p text:style-name="P25">Percentage per categorie van totaal fietsen</text:p>
            </text:list-item>
          </text:list>
        </text:list-item>
        <text:list-item>
          <text:p text:style-name="P26"><text:span text:style-name="T27">Tijdreeksen voorbereiden:</text:span></text:p>
          <text:list text:continue-numbering="true">
            <text:list-item>
              <text:p text:style-name="P28">Maak een datetime-index voor de maanden</text:p>
            </text:list-item>
            <text:list-item>
              <text:p text:style-name="P29">Eventueel verschuivingen/lags toevoegen (bv. aantal “Repairs” vorige maand)</text:p>
            </text:list-item>
          </text:list>
        </text:list-item>
        <text:list-item>
          <text:p text:style-name="P30"><text:span text:style-name="T31">Eventueel nieuwe features:</text:span></text:p>
          <text:list text:continue-numbering="true">
            <text:list-item>
              <text:p text:style-name="P32">Ratio van ‘Ready to go’ versus ‘Inuse’</text:p>
            </text:list-item>
            <text:list-item>
              <text:p text:style-name="P33">Trend indicators (verschil t.o.v vorige maand)</text:p>
            </text:list-item>
          </text:list>
        </text:list-item>
      </text:list>
      <text:p text:style-name="Standaard"><draw:custom-shape svg:x="0in" svg:y="0in" svg:width="44.06736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34">Stap 4: Exploratory Data Analysis (EDA)</text:p>
      <text:list text:style-name="LFO5" text:continue-numbering="true">
        <text:list-item>
          <text:p text:style-name="P35"><text:span text:style-name="T36">Over tijd:</text:span></text:p>
          <text:list text:continue-numbering="true">
            <text:list-item>
              <text:p text:style-name="P37">Lijn- of staafgrafieken per categorie per maand</text:p>
            </text:list-item>
            <text:list-item>
              <text:p text:style-name="P38">Seizoenspatronen of trends ontdekken</text:p>
            </text:list-item>
          </text:list>
        </text:list-item>
        <text:list-item>
          <text:p text:style-name="P39"><text:span text:style-name="T40">Verdelingen:</text:span></text:p>
          <text:list text:continue-numbering="true">
            <text:list-item>
              <text:p text:style-name="P41">Gemiddelde, mediaan, standaarddeviatie per categorie</text:p>
            </text:list-item>
            <text:list-item>
              <text:p text:style-name="P42">Histogrammen of boxplots per categorie</text:p>
            </text:list-item>
          </text:list>
        </text:list-item>
        <text:list-item>
          <text:p text:style-name="P43"><text:span text:style-name="T44">Correlaties:</text:span></text:p>
          <text:list text:continue-numbering="true">
            <text:list-item>
              <text:p text:style-name="P45">Zijn er verbanden tussen categorieën? (bv. als ‘Broken bikes’ omhoog gaat, gaat ‘Ready to go’ omlaag)</text:p>
            </text:list-item>
          </text:list>
        </text:list-item>
        <text:list-item>
          <text:p text:style-name="P46"><text:span text:style-name="T47">Seizoenseffecten:</text:span></text:p>
          <text:list text:continue-numbering="true">
            <text:list-item>
              <text:p text:style-name="P48">Zijn er maandelijkse patronen? Bijvoorbeeld zomerpieken in gebruik.</text:p>
            </text:list-item>
          </text:list>
        </text:list-item>
      </text:list>
      <text:p text:style-name="Standaard"><draw:custom-shape svg:x="0in" svg:y="0in" svg:width="44.06736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49">Stap 5: Analyse / Insights</text:p>
      <text:list text:style-name="LFO6" text:continue-numbering="true">
        <text:list-item>
          <text:p text:style-name="P50"><text:span text:style-name="T51">Trendanalyse:</text:span></text:p>
          <text:list text:continue-numbering="true">
            <text:list-item>
              <text:p text:style-name="P52">Is het aantal ‘Ready to go bikes’ gestegen of gedaald over de 2 jaar?</text:p>
            </text:list-item>
          </text:list>
        </text:list-item>
        <text:list-item>
          <text:p text:style-name="P53"><text:span text:style-name="T54">Seizoensanalyse:</text:span></text:p>
          <text:list text:continue-numbering="true">
            <text:list-item>
              <text:p text:style-name="P55">Welke maanden zijn het drukst qua gebruik?</text:p>
            </text:list-item>
          </text:list>
        </text:list-item>
        <text:list-item>
          <text:p text:style-name="P56"><text:span text:style-name="T57">Probleemgebieden:</text:span></text:p>
          <text:list text:continue-numbering="true">
            <text:list-item>
              <text:p text:style-name="P58">Zijn er structureel veel ‘Broken bikes’ of ‘Repairs’?</text:p>
            </text:list-item>
          </text:list>
        </text:list-item>
        <text:list-item>
          <text:p text:style-name="P59"><text:span text:style-name="T60">Verhoudingen:</text:span></text:p>
          <text:list text:continue-numbering="true">
            <text:list-item>
              <text:p text:style-name="P61">Hoe verandert de verhouding van categorieën over tijd?</text:p>
            </text:list-item>
          </text:list>
        </text:list-item>
      </text:list>
      <text:p text:style-name="Standaard"><draw:custom-shape svg:x="0in" svg:y="0in" svg:width="44.06736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62">Stap 6: Visualisatie</text:p>
      <text:list text:style-name="LFO7" text:continue-numbering="true">
        <text:list-item>
          <text:p text:style-name="P63"><text:span text:style-name="T64">Tijdreeksen:</text:span><text:s/>Lijnplots per categorie</text:p>
        </text:list-item>
        <text:list-item>
          <text:p text:style-name="P65"><text:span text:style-name="T66">Stacked area charts:</text:span><text:s/>om samenstelling van het totaal te zien</text:p>
        </text:list-item>
        <text:list-item>
          <text:p text:style-name="P67"><text:span text:style-name="T68">Bar charts / pie charts:</text:span><text:s/>percentage per categorie voor bepaalde maanden</text:p>
        </text:list-item>
        <text:list-item>
          <text:p text:style-name="P69"><text:span text:style-name="T70">Heatmaps:</text:span><text:s/>bijvoorbeeld maand vs categorie met aantal fietsen</text:p>
        </text:list-item>
      </text:list>
      <text:p text:style-name="Standaard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71">Stap 7: Rapportage / Interpretatie</text:p>
      <text:list text:style-name="LFO8" text:continue-numbering="true">
        <text:list-item>
          <text:p text:style-name="P72">Vat trends en patronen samen in duidelijke grafieken en tabellen.</text:p>
        </text:list-item>
        <text:list-item>
          <text:p text:style-name="P73">Benoem opvallende zaken, bv:</text:p>
          <text:list text:continue-numbering="true">
            <text:list-item>
              <text:p text:style-name="P74">Stijgende trend in reparaties</text:p>
            </text:list-item>
            <text:list-item>
              <text:p text:style-name="P75">Seizoenspieken in ‘Inuse’ fietsen</text:p>
            </text:list-item>
          </text:list>
        </text:list-item>
        <text:list-item>
          <text:p text:style-name="P76">Optioneel: aanbevelingen geven, bijvoorbeeld:</text:p>
          <text:list text:continue-numbering="true">
            <text:list-item>
              <text:p text:style-name="P77">Meer onderhoud in bepaalde maanden</text:p>
            </text:list-item>
            <text:list-item>
              <text:p text:style-name="P78">Voorraad aanpassen per seizoen</text:p>
            </text:list-item>
          </text:list>
        </text:list-item>
      </text:list>
      <text:p text:style-name="Standaard"><draw:custom-shape svg:x="0in" svg:y="0in" svg:width="44.06736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79">💡</text:span><text:s/><text:span text:style-name="T80">Extra tip:</text:span><text:s/>Omdat je een tijdreeks van 2 jaar hebt, kan je ook kijken naar<text:s/><text:span text:style-name="T81">voorspellingsmodellen</text:span><text:s/>of<text:s/><text:span text:style-name="T82">seizoenspatroonmodellen</text:span>, zoals ARIMA of Prophet, om toekomstige voorraad en gebruik te voorspellen.</text:p>
      <text:p text:style-name="Standaard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Standaard">Als je wilt, kan ik een<text:s/><text:span text:style-name="T83">stap-voor-stap analyseplan maken inclusief Python code snippets</text:span><text:s/>die je direct kunt uitvoeren op je dataframe. Dat maakt alles nog concreter.</text:p>
      <text:p text:style-name="Standaard">Wil je dat ik dat doe?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rik van Noort</meta:initial-creator>
    <dc:creator>Erik van Noort</dc:creator>
    <meta:creation-date>2025-10-02T11:33:00Z</meta:creation-date>
    <dc:date>2025-10-02T11:33:00Z</dc:date>
    <meta:template xlink:href="Normal" xlink:type="simple"/>
    <meta:editing-cycles>1</meta:editing-cycles>
    <meta:editing-duration>PT0S</meta:editing-duration>
    <meta:document-statistic meta:page-count="3" meta:paragraph-count="6" meta:word-count="505" meta:character-count="3277" meta:row-count="23" meta:non-whitespace-character-count="2778"/>
  </office:meta>
</office:document-meta>
</file>